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e5971" officeooo:paragraph-rsid="001e597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e5971" officeooo:paragraph-rsid="001e597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e5971" officeooo:paragraph-rsid="001eda0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e5971" officeooo:paragraph-rsid="001eda0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1eda06" officeooo:paragraph-rsid="001eda06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1eda06" officeooo:paragraph-rsid="00219271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1e5971" officeooo:paragraph-rsid="001e5971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1eda06" officeooo:paragraph-rsid="001eda0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1eda06" officeooo:paragraph-rsid="001eda06" style:font-size-asian="15.75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408d" style:font-weight-asian="normal" style:font-weight-complex="normal"/>
    </style:style>
    <style:style style:name="T3" style:family="text">
      <style:text-properties officeooo:rsid="001ed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s de testes “POST”</text:p>
      <text:p text:style-name="P1"/>
      <text:p text:style-name="P1"/>
      <text:p text:style-name="P7"><text:span text:style-name="T1">1 – Enviar dados com nome pacote e número de versão.</text:span></text:p>
      <text:p text:style-name="P7"><text:span text:style-name="T1">2 – Enviar dados com nome pacote e sem número <text:s/>de versão.</text:span></text:p>
      <text:p text:style-name="P7"><text:span text:style-name="T1">3 – Enviar dados com nome do projeto repetido.</text:span></text:p>
      <text:p text:style-name="P7"><text:span text:style-name="T1">4 – Enviar dados com apenas 1 nome de pacote.</text:span></text:p>
      <text:p text:style-name="P7"><text:span text:style-name="T1">5 – Enviar dados com 2 nomes de pacote</text:span><text:span text:style-name="T2">s</text:span><text:span text:style-name="T1"> e 1 sem número de versão.</text:span></text:p>
      <text:p text:style-name="P7"><text:span text:style-name="T1">6 – Enviar dados com 2 ou mais nomes de pacotes e 2 ou mais números de versões.</text:span></text:p>
      <text:p text:style-name="P7"><text:span text:style-name="T1">7 – Enviar dados com nome de pacote válido e número da versão invalido.</text:span></text:p>
      <text:p text:style-name="P7"><text:span text:style-name="T1">8 – Enviar dados com o nome do pacote invalido e a versão valido.</text:span></text:p>
      <text:p text:style-name="P8"><text:span text:style-name="T1">9 – Enviar dados sem o nome do projeto.</text:span></text:p>
      <text:p text:style-name="P7"><text:span text:style-name="T1"/></text:p>
      <text:p text:style-name="P1"><text:span text:style-name="T1"/></text:p>
      <text:p text:style-name="P3">Casos de testes “<text:span text:style-name="T3">GET</text:span>”</text:p>
      <text:p text:style-name="P4"/>
      <text:p text:style-name="P9">1 – Buscar dados com nome do projeto válido.</text:p>
      <text:p text:style-name="P9">2 – Buscar dados com o nome do projeto invalido.</text:p>
      <text:p text:style-name="P9">3 – Buscar dados sem o nome do projeto.</text:p>
      <text:p text:style-name="P9">4 – Buscar dados com o nome do projeto repetido.</text:p>
      <text:p text:style-name="P9">5 – Buscar dados com o nome do projeto em case-sensitive.</text:p>
      <text:p text:style-name="P9">6 – Buscar dados de um projeto deletado.</text:p>
      <text:p text:style-name="P9">7 – Buscar dados do projeto com nome numérico.</text:p>
      <text:p text:style-name="P9"/>
      <text:p text:style-name="P9"/>
      <text:p text:style-name="P3">Casos de testes “<text:span text:style-name="T3">DELETE</text:span>”</text:p>
      <text:p text:style-name="P3"/>
      <text:p text:style-name="P5">1 – Deletar projeto existente</text:p>
      <text:p text:style-name="P5">2 – Deletar projeto não existente</text:p>
      <text:p text:style-name="P5">3 – Deletar projeto sem nome no endpoint</text:p>
      <text:p text:style-name="P5"><text:soft-page-break/>4 – Deletar projeto com nome case-sensitive</text:p>
      <text:p text:style-name="P5">5 – Deletar projeto com nome numérico.</text:p>
      <text:p text:style-name="P5">6 – Deletar projeto recém criado.</text:p>
      <text:p text:style-name="P5">7 – Deletar o mesmo projeto duas vezes.</text:p>
      <text:p text:style-name="P5">8 – Deletar projeto e confirmar no “GET”.</text:p>
      <text:p text:style-name="P5"/>
      <text:p text:style-name="P5"/>
      <text:p text:style-name="P5"/>
      <text:p text:style-name="P5"><text:a xlink:type="simple" xlink:href="https://talent.recrutei.com.br/recovery/profile/detail" text:style-name="Internet_20_link" text:visited-style-name="Visited_20_Internet_20_Link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4:04:09.932413150</meta:creation-date>
    <dc:date>2024-10-30T17:41:38.177927057</dc:date>
    <meta:editing-duration>PT52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221" meta:character-count="1204" meta:non-whitespace-character-count="985"/>
  </office:meta>
</office:document-meta>
</file>